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400000015CCE334B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>
      <style:text-properties style:font-name="Courier 10 Pitch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font-name="Courier 10 Pitch"/>
    </style:style>
    <style:style style:name="P7" style:family="paragraph" style:parent-style-name="Text_20_body">
      <style:text-properties style:font-name="Courier 10 Pitch" officeooo:paragraph-rsid="00163cc4"/>
    </style:style>
    <style:style style:name="P8" style:family="paragraph" style:parent-style-name="Text_20_body">
      <style:text-properties style:font-name="Courier 10 Pitch" officeooo:paragraph-rsid="001ba18c"/>
    </style:style>
    <style:style style:name="P9" style:family="paragraph" style:parent-style-name="Text_20_body">
      <style:text-properties style:font-name="Courier 10 Pitch" officeooo:paragraph-rsid="001c1ad4"/>
    </style:style>
    <style:style style:name="P10" style:family="paragraph" style:parent-style-name="Text_20_body">
      <style:text-properties fo:color="#ffffff" style:font-name="Courier 10 Pitch" officeooo:paragraph-rsid="001c1ad4" fo:background-color="#800080"/>
    </style:style>
    <style:style style:name="P11" style:family="paragraph" style:parent-style-name="Standard">
      <style:paragraph-properties fo:text-align="center" style:justify-single-word="false"/>
      <style:text-properties style:font-name="Courier 10 Pitch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officeooo:rsid="00163cc4"/>
    </style:style>
    <style:style style:name="T2" style:family="text">
      <style:text-properties officeooo:rsid="0017af77"/>
    </style:style>
    <style:style style:name="T3" style:family="text">
      <style:text-properties officeooo:rsid="0019a803"/>
    </style:style>
    <style:style style:name="T4" style:family="text">
      <style:text-properties officeooo:rsid="001aee48"/>
    </style:style>
    <style:style style:name="T5" style:family="text">
      <style:text-properties officeooo:rsid="001ba18c"/>
    </style:style>
    <style:style style:name="T6" style:family="text">
      <style:text-properties officeooo:rsid="001c1ad4"/>
    </style:style>
    <style:style style:name="T7" style:family="text">
      <style:text-properties officeooo:rsid="001c1dad"/>
    </style:style>
    <style:style style:name="T8" style:family="text">
      <style:text-properties officeooo:rsid="001e064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seaux &amp; Protocoles S5I 2013<text:line-break/></text:p>
      <text:p text:style-name="P2">Professeurs: Pascal MERINDOL</text:p>
      <text:p text:style-name="P2"><text:tab/><text:tab/> <text:s text:c="3"/>François CLAD</text:p>
      <text:p text:style-name="P2"/>
      <text:p text:style-name="P2">Groupe de projet:</text:p>
      <text:p text:style-name="P2"><text:tab/>Thomas ERSFELD</text:p>
      <text:p text:style-name="P2"><text:tab/>Valéry MOROZOV</text:p>
      <text:p text:style-name="P2"><text:tab/>Timothée MAZZUCOTELLI<text:line-break/></text:p>
      <text:p text:style-name="P2"/>
      <text:p text:style-name="P2"/>
      <text:p text:style-name="P11">RAPPORT: Analyseur Réseau</text:p>
      <text:p text:style-name="P11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Sommaire 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 :</text:p>
          </text:index-title>
          <text:p text:style-name="P5"><text:a xlink:type="simple" xlink:href="#__RefHeading__210_725586611" text:style-name="Index_20_Link" text:visited-style-name="Index_20_Link">Utilisation<text:tab/>1</text:a></text:p>
          <text:p text:style-name="P5"><text:a xlink:type="simple" xlink:href="#__RefHeading__212_725586611" text:style-name="Index_20_Link" text:visited-style-name="Index_20_Link">Fonctionnalités du programme<text:tab/>2</text:a></text:p>
          <text:p text:style-name="P5"><text:a xlink:type="simple" xlink:href="#__RefHeading__214_725586611" text:style-name="Index_20_Link" text:visited-style-name="Index_20_Link">Choix d'implémentation<text:tab/>2</text:a></text:p>
          <text:p text:style-name="P5"><text:a xlink:type="simple" xlink:href="#__RefHeading__216_725586611" text:style-name="Index_20_Link" text:visited-style-name="Index_20_Link">Répartition du travail<text:tab/>2</text:a></text:p>
          <text:p text:style-name="P5"><text:a xlink:type="simple" xlink:href="#__RefHeading__218_725586611" text:style-name="Index_20_Link" text:visited-style-name="Index_20_Link">Démarche<text:tab/>2</text:a></text:p>
        </text:index-body>
      </text:table-of-content>
      <text:p text:style-name="P3"/>
      <text:h text:style-name="Heading_20_1" text:outline-level="1"><text:bookmark-start text:name="__RefHeading__210_725586611"/>Utilisation<text:bookmark-end text:name="__RefHeading__210_725586611"/></text:h>
      <text:p text:style-name="P4"/>
      <text:p text:style-name="P4">Afin d'utiliser le programme, il suffit d'écrire sur la ligne de commande :</text:p>
      <text:p text:style-name="P4"><draw:frame draw:style-name="fr1" draw:name="graphics1" text:anchor-type="paragraph" svg:y="0.582cm" svg:width="6.456cm" svg:height="0.556cm" draw:z-index="0"><draw:image xlink:href="Pictures/10000000000000F400000015CCE334B2.png" xlink:type="simple" xlink:show="embed" xlink:actuate="onLoad"/></draw:frame>netanalyser &lt;nom_de_domaine&gt;|&lt;adresse_ipv4&gt;</text:p>
      <text:p text:style-name="P4">ex :<text:line-break/></text:p>
      <text:p text:style-name="P4">Les options d'exécution sont :</text:p>
      <text:p text:style-name="P4">-b|--probe </text:p>
      <text:p text:style-name="P4">arguments : i(cmp)|u(dp)|t(cp) <text:line-break/>(protocole à utiliser pour l'envoi d'une sonde)</text:p>
      <text:p text:style-name="P4"/>
      <text:p text:style-name="P4">-m|--maxttl </text:p>
      <text:p text:style-name="P4">argument : int &gt;0</text:p>
      <text:p text:style-name="P4">(valeur du TTL maximum de la sonde)</text:p>
      <text:p text:style-name="P4"/>
      <text:p text:style-name="P4">-n|--minttl </text:p>
      <text:p text:style-name="P4">argument : int &gt;0</text:p>
      <text:p text:style-name="P4"><text:soft-page-break/>(valeur du TTL minimum de la sonde)</text:p>
      <text:p text:style-name="P4"/>
      <text:p text:style-name="P4">-h|--hops </text:p>
      <text:p text:style-name="P4">argument : int &gt;0</text:p>
      <text:p text:style-name="P4">(<text:span text:style-name="T8">augmentation du TTL entre chaque sauts</text:span>)</text:p>
      <text:p text:style-name="P4"/>
      <text:p text:style-name="P4">-r|--recv-timeout </text:p>
      <text:p text:style-name="P4">argument : int &gt;0</text:p>
      <text:p text:style-name="P4">(valeur du timeout lors de l'envoi d'une sonde)</text:p>
      <text:p text:style-name="P4"/>
      <text:p text:style-name="P4">-s|--send-timeout </text:p>
      <text:p text:style-name="P4">argument : int &gt;0</text:p>
      <text:p text:style-name="P4">(valeur du timeout lors de la réception d<text:span text:style-name="T8">e données</text:span>)</text:p>
      <text:p text:style-name="P4"/>
      <text:p text:style-name="P4">-l|--log</text:p>
      <text:p text:style-name="P4">(active la rédaction du log)</text:p>
      <text:p text:style-name="P4"/>
      <text:p text:style-name="P4">-p|--port </text:p>
      <text:p text:style-name="P4">argument : int</text:p>
      <text:p text:style-name="P4">(numéro du port à utiliser par la sonde)</text:p>
      <text:p text:style-name="P4"/>
      <text:p text:style-name="P4">-a|--attempt </text:p>
      <text:p text:style-name="P4">argument : int &gt;0</text:p>
      <text:p text:style-name="P4">(nombre de tentatives en cas d'erreur à chaque saut)</text:p>
      <text:h text:style-name="Heading_20_1" text:outline-level="1"><text:bookmark-start text:name="__RefHeading__212_725586611"/>Fonctionnalités du programme<text:bookmark-end text:name="__RefHeading__212_725586611"/></text:h>
      <text:p text:style-name="Text_20_body"/>
      <text:p text:style-name="P4">Fonctionnalité ping :</text:p>
      <text:p text:style-name="P4"/>
      <text:p text:style-name="P4">Fonctionnalité traceroute :</text:p>
      <text:p text:style-name="P4"/>
      <text:p text:style-name="P4">Fonction Reverse DNS :</text:p>
      <text:p text:style-name="P4"/>
      <text:h text:style-name="Heading_20_1" text:outline-level="1"><text:bookmark-start text:name="__RefHeading__214_725586611"/><text:soft-page-break/>Choix d'implémentation<text:bookmark-end text:name="__RefHeading__214_725586611"/></text:h>
      <text:p text:style-name="P7"><text:span text:style-name="T1">Langage utilisé : C</text:span></text:p>
      <text:p text:style-name="P9"><text:span text:style-name="T1">Programmation modulaire : traceroute et ping utilisent quelques fonctions communes, contenues dans common.c, mais fonctionne</text:span><text:span text:style-name="T2">nt</text:span><text:span text:style-name="T1"> indépendamment. </text:span></text:p>
      <text:p text:style-name="P9"><text:span text:style-name="T1">Il est possible de compiler traceroute </text:span><text:span text:style-name="T3">ou</text:span><text:span text:style-name="T1"> ping pour s'en servir seuls :</text:span></text:p>
      <text:p text:style-name="P10"><text:span text:style-name="T6">$ </text:span><text:span text:style-name="T1">make main_traceroute </text:span><text:span text:style-name="T3">&amp;&amp; ./traceroute </text:span><text:span text:style-name="T6">domain</text:span></text:p>
      <text:p text:style-name="P10"><text:span text:style-name="T6">$ </text:span><text:span text:style-name="T1">make main_ping </text:span><text:span text:style-name="T3">&amp;&amp; ./ping </text:span><text:span text:style-name="T6">domain</text:span></text:p>
      <text:p text:style-name="P9"><text:span text:style-name="T6">- </text:span><text:span text:style-name="T1">mais également de compiler le programme netanalyser qui se sert de</text:span><text:span text:style-name="T7">s fonctions de </text:span><text:span text:style-name="T1">traceroute et ping en même temps :</text:span></text:p>
      <text:p text:style-name="P10"><text:span text:style-name="T6">$ </text:span><text:span text:style-name="T1">make </text:span><text:span text:style-name="T4">&amp;&amp; ./netanalyser </text:span><text:span text:style-name="T6">domain</text:span></text:p>
      <text:p text:style-name="P8"><text:span text:style-name="T5">Par défaut, traceroute et ping utilisent le protocole ICMP.</text:span></text:p>
      <text:h text:style-name="Heading_20_1" text:outline-level="1"><text:bookmark-start text:name="__RefHeading__216_725586611"/>Répartition du travail<text:bookmark-end text:name="__RefHeading__216_725586611"/></text:h>
      <text:p text:style-name="P4"/>
      <text:p text:style-name="P4">Les tâches ont été réparties comme suit :</text:p>
      <text:p text:style-name="P4"/>
      <text:p text:style-name="P4">Valéry : ping ICMP, rapport</text:p>
      <text:p text:style-name="P4"/>
      <text:p text:style-name="P4">Timothée : traceroute ICMP&amp;UDP, Reverse DNS, rapport</text:p>
      <text:p text:style-name="P4"/>
      <text:p text:style-name="P4">Thomas : traceroute TCP, rapport, ping UDP&amp;TCP</text:p>
      <text:h text:style-name="Heading_20_1" text:outline-level="1"><text:bookmark-start text:name="__RefHeading__218_725586611"/>Démarche<text:bookmark-end text:name="__RefHeading__218_725586611"/></text:h>
      <text:p text:style-name="P4">//Gestion du temps de travail, difficultés pour chacun</text:p>
      <text:p text:style-name="P4">Timothée :</text:p>
      <text:p text:style-name="P4"/>
      <text:p text:style-name="P4">Thomas :</text:p>
      <text:p text:style-name="P4"/>
      <text:p text:style-name="P4">Valéry : Le travail a été effectué lors de sessions communes du groupe à l'UFR de Mathématique-Informatique</text:p>
      <text:p text:style-name="P4"/>
      <text:p text:style-name="P4">/!\ PAS OUBLIER DE METTRE A JOUR LA TABLE DES MATIERES AVANT D'EXPORTER EN PDF /!\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3-12-18T15:57:55</meta:creation-date>
    <dc:date>2013-12-19T20:36:23</dc:date>
    <meta:editing-duration>PT1H50M29S</meta:editing-duration>
    <meta:editing-cycles>22</meta:editing-cycles>
    <meta:generator>LibreOffice/4.0.2.2$Linux_X86_64 LibreOffice_project/400m0$Build-2</meta:generator>
    <meta:document-statistic meta:table-count="0" meta:image-count="1" meta:object-count="0" meta:page-count="3" meta:paragraph-count="69" meta:word-count="348" meta:character-count="2177" meta:non-whitespace-character-count="1885"/>
  </office:meta>
</office:document-meta>
</file>